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431"/>
    </style:style>
    <style:style style:name="P2" style:family="paragraph" style:parent-style-name="Standard">
      <style:paragraph-properties fo:text-align="start" style:justify-single-word="false"/>
      <style:text-properties officeooo:paragraph-rsid="001d843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d843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d8431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1" style:data-style-name="N0">3.01</text:variable-set>: Distance vs Time Graphs</text:p>
      <text:p text:style-name="P1"/>
      <text:list xml:id="list5410711730496885450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03743435262010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203743157817266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203743726349745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203743039944291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203744007438517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203742949627945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203742439796030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203743067005729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203743118892683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203743428063487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203743230189195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299in" svg:height="2.2827in" draw:z-index="8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5201602932041252585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7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03743405677533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203743493493055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203743897238045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17-06-20T20:37:42.354789907" text:date-adjust="PT24H00M00S">06/21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22:07.890029596</meta:creation-date>
    <meta:editing-duration>PT1M17S</meta:editing-duration>
    <meta:editing-cycles>6</meta:editing-cycles>
    <meta:generator>LibreOffice/5.2.7.2$Linux_X86_64 LibreOffice_project/20$Build-2</meta:generator>
    <dc:date>2017-06-20T20:37:42.278109374</dc:date>
    <meta:document-statistic meta:table-count="0" meta:image-count="2" meta:object-count="3" meta:page-count="2" meta:paragraph-count="19" meta:word-count="205" meta:character-count="1114" meta:non-whitespace-character-count="8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4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6"/>
          <table:table-cell office:value-type="float" office:value="9.5" calcext:value-type="float">
            <text:p>9.5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22:17.93779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516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92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